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d0eb6" officeooo:paragraph-rsid="000d0eb6"/>
    </style:style>
    <style:style style:name="P2" style:family="paragraph" style:parent-style-name="Text_20_body">
      <style:text-properties officeooo:paragraph-rsid="000d0eb6"/>
    </style:style>
    <style:style style:name="P3" style:family="paragraph" style:parent-style-name="Text_20_body">
      <style:text-properties fo:font-weight="normal" officeooo:paragraph-rsid="000d0eb6" style:font-weight-asian="normal" style:font-weight-complex="normal"/>
    </style:style>
    <style:style style:name="P4" style:family="paragraph" style:parent-style-name="Text_20_body">
      <style:text-properties officeooo:paragraph-rsid="000efae8"/>
    </style:style>
    <style:style style:name="P5" style:family="paragraph" style:parent-style-name="Text_20_body">
      <style:text-properties officeooo:rsid="000efae8" officeooo:paragraph-rsid="000efae8"/>
    </style:style>
    <style:style style:name="T1" style:family="text">
      <style:text-properties officeooo:rsid="000d0eb6"/>
    </style:style>
    <style:style style:name="T2" style:family="text">
      <style:text-properties fo:font-weight="bold" style:font-weight-asian="bold" style:font-weight-complex="bold"/>
    </style:style>
    <style:style style:name="T3" style:family="text">
      <style:text-properties fo:font-weight="bold" officeooo:rsid="000d0eb6" style:font-weight-asian="bold" style:font-weight-complex="bold"/>
    </style:style>
    <style:style style:name="T4" style:family="text">
      <style:text-properties fo:font-weight="bold" officeooo:rsid="000efae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d0eb6" style:font-weight-asian="normal" style:font-weight-complex="normal"/>
    </style:style>
    <style:style style:name="T7" style:family="text">
      <style:text-properties fo:font-weight="normal" officeooo:rsid="000efae8" style:font-weight-asian="normal" style:font-weight-complex="normal"/>
    </style:style>
    <style:style style:name="T8" style:family="text">
      <style:text-properties fo:font-size="16pt" fo:font-weight="bold" style:font-size-asian="16pt" style:font-weight-asian="bold" style:font-size-complex="16pt" style:font-weight-complex="bold"/>
    </style:style>
    <style:style style:name="T9" style:family="text">
      <style:text-properties officeooo:rsid="000efae8"/>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ndicate Cyber Operations: <text:span text:style-name="T9">Encryption Control Protocols</text:span></text:p>
      <text:p text:style-name="P1"/>
      <text:p text:style-name="P5">Shawn Perreault</text:p>
      <text:p text:style-name="P5">Chief Information Security Officer</text:p>
      <text:p text:style-name="P5"/>
      <text:p text:style-name="Text_20_body"><text:span text:style-name="Strong_20_Emphasis"><text:span text:style-name="T2">Executive Report: Enhancing Cyber Security Measures to Safeguard Employees and Company Information</text:span></text:span></text:p>
      <text:p text:style-name="Text_20_body"><text:span text:style-name="Strong_20_Emphasis"><text:span text:style-name="T2"/></text:span></text:p>
      <text:p text:style-name="Text_20_body"><text:span text:style-name="Strong_20_Emphasis"><text:tab/></text:span> As the new Cyber Security manager, it is imperative to establish robust security practices to safeguard both our employees and critical company information. This report outlines essential techniques and approaches that can effectively mitigate <text:span text:style-name="T1">C</text:span>yber threats and enhance our overall Cyber Security posture. <text:span text:style-name="T9">Each category is dynamic and may require a policy or tool to be implemented for essential minimum security standards using industry best practices.</text:span></text:p>
      <text:p text:style-name="Text_20_body"/>
      <text:p text:style-name="P4"><text:span text:style-name="Strong_20_Emphasis">1. Strong Passwords:</text:span> Implementing strong password policies is a fundamental step in preventing unauthorized access. Employees must be educated about creating complex passwords <text:span text:style-name="T9">using</text:span> a mix of <text:span text:style-name="T9">upper and lower case </text:span>characters, numbers, and symbols. Password<text:span text:style-name="T9">s should be complex and have a minimum length of 12 characters. eg. Lb#T@971Wt$MQ1. Passwords should never be shared or written down. Only a Trusted password manager should be used to store passwords. These password managers use encryption to store the passwords and ensure the information you can access is safe because you have made every effort to safeguard the key. A trusted application like NORDPASS uses what is called zero knowledge architecture allowing only the user to have the Master Key you need just to access the encrypted passwords. Ensure you are not using the same passwords to access company systems as personal social media platforms or any other application in your personal life. Many people use the same simple passwords for multiple applications and once an attacker has one, they have them all.</text:span></text:p>
      <text:p text:style-name="Text_20_body"/>
      <text:p text:style-name="Text_20_body"><text:span text:style-name="Strong_20_Emphasis">2. Password Expiration Policy:</text:span> Enforcing a password expiration policy is crucial to ensure that passwords are regularly updated. This prevents attackers from gaining long-term access even if they manage to compromise a password. <text:span text:style-name="T9">By Implementing this practice and changing your passwords on networks, system or logins at regular intervals. You relinquish an attackers ability to repeated access through user accounts. This may may not stop a determined attacker but it will definitely make it harder to access the same account.</text:span></text:p>
      <text:p text:style-name="Text_20_body"/>
      <text:p text:style-name="Text_20_body"/>
      <text:p text:style-name="Text_20_body"/>
      <text:p text:style-name="P4"><text:soft-page-break/><text:span text:style-name="Strong_20_Emphasis">3. Multi-Factor Authentication (MFA):</text:span> MFA adds an extra layer of security by requiring users to provide additional verification, such as a code sent to their mobile device, in addition to their password. This significantly reduces the risk of unauthorized access, even if passwords are compromised.</text:p>
      <text:p text:style-name="P4"><text:span text:style-name="T9">Bio-metrics are a common tool on many devices. If you have the ability to utilize this capability, then you should. For some newer machines, a key card is the only way to access a laptop or desktop at startup. These cards can be configured to have information stored that you need to access certain files on a cpu. This also adds another level of security to access a machine or terminal.</text:span></text:p>
      <text:p text:style-name="Text_20_body"/>
      <text:p text:style-name="Text_20_body"><text:span text:style-name="Strong_20_Emphasis">4. Secure Email with Personal Certificate:</text:span> Implementing secure email using personal certificates enhances the confidentiality and authenticity of email communications. <text:span text:style-name="T9">Using some simple encryption tools to generate a personal and private key pair can be a simple yet effective way to ensure your data is safe during transit. “GPG” is a tool that allows you to create a private and public key pair. The public key is sent to your recipient and your private key is added through configuration of your email client. Once a message is created you can encrypt the message, send it and trust it will be received securely. Only your recipient can decrypt your message using the public key you provided. They can be certain that the message came from you and has not been altered. It is suggested to that you generate new keys on a regular basis. Similar to changing passwords frequently to ensure end point message security. GPG can be configured to set an expiration and level of security when generating a key is generated. </text:span></text:p>
      <text:p text:style-name="Text_20_body"/>
      <text:p text:style-name="Text_20_body"><text:span text:style-name="Strong_20_Emphasis">5. VPN IPSec </text:span><text:span text:style-name="Strong_20_Emphasis"><text:span text:style-name="T9">Tunnelling </text:span></text:span><text:span text:style-name="Strong_20_Emphasis">:</text:span> Utilizing VPN (Virtual Private Network) with IPSec (Internet Protocol Security) on laptops ensures secure communication when employees connect to the company network remotely. This encrypted tunnel prevents eavesdropping and safeguards data transmission over potentially unsecured networks. IPsec is a suite of protocols and algorithms used to secure IP communications by authenticating and encrypting each IP packet. <text:span text:style-name="T9">It works by creating a secure tunnel over insecure networks be tween peers. Ipsec provides Authentication so that only peers that are known to each other and can authenticate with each other can connect. Any traffic that is carried within the Ipsec protocol is encrypted and the secured data is converted to cipher text. “Non-readable text”. This ensure that the data can not be altered without detection. This is the best method to use when remotely connecting devices to the organization’s Architecture. There are many trusted VPN services available. Our tech team will provide the technical solution and application based on our organizational needs.</text:span></text:p>
      <text:p text:style-name="Text_20_body"/>
      <text:p text:style-name="P4"><text:span text:style-name="Strong_20_Emphasis">6. Encrypted Hard </text:span><text:span text:style-name="Strong_20_Emphasis"><text:span text:style-name="T9">Disk</text:span></text:span><text:span text:style-name="Strong_20_Emphasis">s:</text:span> Encrypting hard drive disks used <text:span text:style-name="T9">in servers and </text:span>portable/mobile devices adds an extra layer of protection against data breaches in case the devices are lost or stolen. This<text:span text:style-name="T6"> ensures that even if the physical device falls into the wrong hands, the data remains inaccessible without proper authentication.</text:span></text:p>
      <text:p text:style-name="P4"><text:span text:style-name="T7">This encryption process works by transforming regular data into a scrambled text using specific algorithms. The encrypted data can only be decrypted using the specially generated key. The data is split into blocks for efficient management and access while being secured. Users trying to access this </text:span><text:soft-page-break/><text:span text:style-name="T7">data must have the key to decrypt the data. Only after authentication of the user, can they retrieve the key and decrypt the data.</text:span></text:p>
      <text:p text:style-name="P4"><text:span text:style-name="T7"><text:s/>A simple example of a data encryption program is bit locker. Although there are many types of data encryption tools and software. Bit locker provides a solid standard of encryption from Microsoft.</text:span></text:p>
      <text:p text:style-name="P3"/>
      <text:p text:style-name="P2"><text:span text:style-name="T3">7. Physical </text:span><text:span text:style-name="T4">Access </text:span><text:span text:style-name="T3">Security Controls:</text:span><text:span text:style-name="T6"> A new Physical Security Control Policy is being introduced to develop and maintain a more robust security posture within the organization. Physical access controls will be installed at each main entrance into the office. Only personnel employed and working on premise will be allowed to enter using their access card. For the server room. Only Technical Teams and Management will be allowed to enter and must fill out and submit an access request form to the CISO to be reviewed. </text:span><text:span text:style-name="T7"><text:s/></text:span><text:span text:style-name="T6">Only once this is done and approved is entrance permitted. In the event of an emergency only necessary staff will be permitted to enter with security to conduct repairs if needed.</text:span></text:p>
      <text:p text:style-name="P2"><text:span text:style-name="T7">Access to server rooms require a randomly generated pass code with a time expiration and using bio metric identification.</text:span></text:p>
      <text:p text:style-name="P2"><text:span text:style-name="T7"/></text:p>
      <text:p text:style-name="P1"><text:span text:style-name="T3">8. </text:span><text:span text:style-name="T2">Removable Media Policy: </text:span><text:span text:style-name="T5">NO REMOVABLE MEDIA DEVICES WILL USED. The access to company files and information will only be allowed using least privilege control measures and require access control cards for file transfer with authorization levels set for each individual and specific departments. In no case will these USB/JUMP DRIVES be permitted on premise.</text:span></text:p>
      <text:p text:style-name="P2"/>
      <text:p text:style-name="Text_20_body"><text:span text:style-name="Strong_20_Emphasis">Conclusion:</text:span> By implementing these fundamental security techniques and approaches, we can significantly strengthen our <text:span text:style-name="T9">organizations </text:span>Cyber Security posture and mitigate potential threats. These measures not only protect our employees but also safeguard our critical information, ensuring the integrity, confidentiality, and availability of our digital assets. As we move forward, I am committed to collaborating with the tech teams to implement these practices and to continually enhance our Cyber Security strategy.</text:p>
      <text:p text:style-name="Text_20_body"/>
      <text:p text:style-name="Text_20_body"><text:span text:style-name="Strong_20_Emphasis"><text:span text:style-name="T10">Note:</text:span></text:span><text:span text:style-name="T10"> </text:span><text:span text:style-name="T11">This report is designed to provide a high-level overview of the recommended Cyber Security measures for the company's board and tech teams. For more detailed implementation plans and technical specifications, please refer to the comprehensive Cyber Security policy and guidelines.</text:span></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oft-page-break/><text:span text:style-name="Strong_20_Emphasis"><text:span text:style-name="T9">Citations</text:span></text:span><text:span text:style-name="Strong_20_Emphasis">:</text:span> </text:p>
      <text:p text:style-name="Text_20_body">Cisco. (2021). "IPsec VPN Fundamentals." Cisco Press. <text:a xlink:type="simple" xlink:href="https://www.ciscopress.com/store/" text:style-name="Internet_20_link" text:visited-style-name="Visited_20_Internet_20_Link">https://www.ciscopress.com/store/</text:a></text:p>
      <text:p text:style-name="Text_20_body">Schneier, B. (2015). "Cryptography and Network Security: Principles and Practice." Pearson. <text:a xlink:type="simple" xlink:href="https://www.pearson.com/en-us/search.html?aq=Schneier%20Cryptography-and-Network-Security-Principles-and-Practice-7th-Edition" text:style-name="Internet_20_link" text:visited-style-name="Visited_20_Internet_20_Link">https://www.pearson.com/en-us/search.html?aq=Schneier%20Cryptography-and-Network-Security-Principles-and-Practice-7th-Edition</text:a></text:p>
      <text:p text:style-name="Text_20_body">National Institute of Standards and Technology (NIST). (2020). "FIPS 140-2 Security Requirements for Cryptographic Modules." NIST. https://csrc.nist.gov/pubs/fips/140-2/upd2/fin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0T11:35:24.851000000</meta:creation-date>
    <dc:date>2023-08-12T21:40:00.841000000</dc:date>
    <meta:editing-duration>P2DT10H4M36S</meta:editing-duration>
    <meta:editing-cycles>3</meta:editing-cycles>
    <meta:generator>LibreOffice/7.5.5.2$Windows_X86_64 LibreOffice_project/ca8fe7424262805f223b9a2334bc7181abbcbf5e</meta:generator>
    <meta:document-statistic meta:table-count="0" meta:image-count="0" meta:object-count="0" meta:page-count="4" meta:paragraph-count="23" meta:word-count="1285" meta:character-count="8484" meta:non-whitespace-character-count="7216"/>
  </office:meta>
</office:document-meta>
</file>